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UJADA SALVADOR, NAYCHA LOHAN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4842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55419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UJADA SALVADOR, NAYCHA LOHAN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4842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23334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11/2021</text:p>
          </table:table-cell>
          <table:table-cell table:style-name="Tabla2.A3" office:value-type="string">
            <text:p text:style-name="P22">291169</text:p>
          </table:table-cell>
          <table:table-cell table:style-name="Tabla2.D3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7:32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